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Droid Sans2" svg:font-family="'Droid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17cm" fo:margin-left="0cm" fo:margin-top="0cm" fo:margin-bottom="0cm" table:align="left" style:writing-mode="lr-tb"/>
    </style:style>
    <style:style style:name="Table1.A" style:family="table-column">
      <style:table-column-properties style:column-width="5.703cm"/>
    </style:style>
    <style:style style:name="Table1.B" style:family="table-column">
      <style:table-column-properties style:column-width="6.195cm"/>
    </style:style>
    <style:style style:name="Table1.C" style:family="table-column">
      <style:table-column-properties style:column-width="5.103cm"/>
    </style:style>
    <style:style style:name="Table1.1" style:family="table-row">
      <style:table-row-properties style:min-row-height="4.12cm" fo:keep-together="auto"/>
    </style:style>
    <style:style style:name="Table1.A1" style:family="table-cell">
      <style:table-cell-properties fo:padding="0.097cm" fo:border="none" style:writing-mode="lr-tb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 fo:text-align="center" style:justify-single-word="false"/>
    </style:style>
    <style:style style:name="P3" style:family="paragraph" style:parent-style-name="Text_20_body">
      <style:paragraph-properties fo:line-height="115%"/>
    </style:style>
    <style:style style:name="P4" style:family="paragraph" style:parent-style-name="Text_20_body">
      <style:paragraph-properties fo:line-height="115%">
        <style:tab-stops/>
      </style:paragraph-properties>
    </style:style>
    <style:style style:name="P5" style:family="paragraph" style:parent-style-name="Text_20_body">
      <style:paragraph-properties fo:line-height="115%" fo:text-align="start" style:justify-single-word="false">
        <style:tab-stops/>
      </style:paragraph-properties>
    </style:style>
    <style:style style:name="P6" style:family="paragraph" style:parent-style-name="Text_20_body">
      <style:paragraph-properties fo:margin-top="0cm" fo:margin-bottom="0cm" loext:contextual-spacing="false" fo:line-height="100%"/>
    </style:style>
    <style:style style:name="P7" style:family="paragraph" style:parent-style-name="Text_20_body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Text_20_body" style:list-style-name="WWNum4">
      <style:paragraph-properties fo:margin-left="1.27cm" fo:margin-right="0cm" fo:line-height="100%" fo:text-align="start" style:justify-single-word="false" fo:text-indent="-0.635cm" style:auto-text-indent="false"/>
    </style:style>
    <style:style style:name="P9" style:family="paragraph" style:parent-style-name="Text_20_body" style:list-style-name="WWNum1">
      <style:paragraph-properties fo:margin-left="0.254cm" fo:margin-right="0cm" fo:margin-top="0cm" fo:margin-bottom="0.102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10" style:family="paragraph" style:parent-style-name="Text_20_body" style:list-style-name="WWNum2">
      <style:paragraph-properties fo:margin-left="0.254cm" fo:margin-right="0cm" fo:margin-top="0cm" fo:margin-bottom="0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11" style:family="paragraph" style:parent-style-name="Text_20_body" style:list-style-name="WWNum3">
      <style:paragraph-properties fo:margin-left="0.254cm" fo:margin-right="0cm" fo:margin-top="0cm" fo:margin-bottom="0cm" loext:contextual-spacing="true" fo:line-height="115%" fo:text-align="start" style:justify-single-word="false" fo:text-indent="-0.254cm" style:auto-text-indent="false">
        <style:tab-stops/>
      </style:paragraph-properties>
    </style:style>
    <style:style style:name="P12" style:family="paragraph" style:parent-style-name="Heading_20_1">
      <style:paragraph-properties fo:line-height="100%"/>
    </style:style>
    <style:style style:name="P13" style:family="paragraph" style:parent-style-name="Heading_20_2">
      <style:paragraph-properties fo:line-height="100%"/>
    </style:style>
    <style:style style:name="P14" style:family="paragraph" style:parent-style-name="Heading_20_2">
      <style:paragraph-properties fo:line-height="115%"/>
    </style:style>
    <style:style style:name="P15" style:family="paragraph" style:parent-style-name="Heading_20_2">
      <style:paragraph-properties fo:margin-top="0.305cm" fo:margin-bottom="0.203cm" loext:contextual-spacing="false" fo:line-height="100%"/>
    </style:style>
    <style:style style:name="P16" style:family="paragraph" style:parent-style-name="Heading_20_2">
      <style:paragraph-properties fo:margin-top="0.3cm" fo:margin-bottom="0.019cm" loext:contextual-spacing="true" fo:line-height="115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7" style:family="paragraph" style:parent-style-name="Heading_20_2">
      <style:paragraph-properties fo:margin-top="0.3cm" fo:margin-bottom="0.019cm" loext:contextual-spacing="true" fo:line-height="100%" fo:text-align="start" style:justify-single-word="false" fo:orphans="0" fo:widows="0" fo:hyphenation-ladder-count="no-limit" fo:keep-with-next="always" style:writing-mode="lr-tb"/>
      <style:text-properties fo:hyphenate="false" fo:hyphenation-remain-char-count="2" fo:hyphenation-push-char-count="2"/>
    </style:style>
    <style:style style:name="P18" style:family="paragraph" style:parent-style-name="Heading_20_2">
      <style:paragraph-properties fo:margin-top="0cm" fo:margin-bottom="0cm" loext:contextual-spacing="true" fo:line-height="100%"/>
      <style:text-properties fo:font-weight="normal" style:font-weight-asian="normal"/>
    </style:style>
    <style:style style:name="P19" style:family="paragraph" style:parent-style-name="Title">
      <loext:graphic-properties draw:fill="solid" draw:fill-color="#ffffff"/>
      <style:paragraph-properties fo:margin-top="0.101cm" fo:margin-bottom="0cm" loext:contextual-spacing="false" fo:line-height="100%" fo:background-color="#ffffff"/>
      <style:text-properties fo:color="#333333" style:font-name="Droid Sans1" fo:font-size="8pt" fo:language="en" fo:country="GB" fo:font-weight="normal" style:letter-kerning="true" style:font-name-asian="Liberation Serif1" style:font-size-asian="8pt" style:language-asian="hi" style:country-asian="IN" style:font-weight-asian="normal" style:font-name-complex="Liberation Serif1" style:font-size-complex="12pt"/>
    </style:style>
    <style:style style:name="P20" style:family="paragraph" style:parent-style-name="Title" style:master-page-name="Standard">
      <loext:graphic-properties draw:fill="solid" draw:fill-color="#ffffff"/>
      <style:paragraph-properties fo:line-height="100%" style:page-number="auto" fo:background-color="#ffffff"/>
    </style:style>
    <style:style style:name="P21" style:family="paragraph" style:parent-style-name="Snippet">
      <style:paragraph-properties fo:margin-left="0.762cm" fo:margin-right="0.762cm" fo:line-height="115%" fo:text-indent="0cm" style:auto-text-indent="false" fo:padding-left="0cm" fo:padding-right="0cm" fo:padding-top="0.176cm" fo:padding-bottom="0.176cm" fo:border-left="none" fo:border-right="none" fo:border-top="0.74pt solid #b2b2b2" fo:border-bottom="0.74pt solid #b2b2b2"/>
    </style:style>
    <style:style style:name="T1" style:family="text">
      <style:text-properties fo:font-weight="normal" style:font-weight-asian="normal"/>
    </style:style>
    <style:style style:name="T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letter-spacing="normal" fo:font-style="normal" fo:font-weight="bold" style:font-style-asian="normal" style:font-weight-asian="bold"/>
    </style:style>
    <style:style style:name="T4" style:family="text">
      <style:text-properties fo:font-variant="normal" fo:text-transform="none" fo:letter-spacing="normal" fo:font-style="italic" fo:font-weight="normal" style:font-style-asian="italic" style:font-weight-asian="normal"/>
    </style:style>
    <style:style style:name="T5" style:family="text">
      <style:text-properties fo:font-variant="normal" fo:text-transform="none" fo:font-size="7.5pt" fo:letter-spacing="normal" fo:font-style="normal" fo:font-weight="normal" style:font-name-asian="Droid Sans2" style:font-size-asian="7.5pt" style:font-style-asian="normal" style:font-weight-asian="normal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normal" style:font-style-asian="italic" style:font-weight-asian="normal"/>
    </style:style>
    <style:style style:name="T9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T10" style:family="text">
      <style:text-properties fo:color="#337ab7" style:text-line-through-style="none" style:text-line-through-type="none" style:text-underline-style="none" style:text-blinking="false"/>
    </style:style>
    <style:style style:name="T11" style:family="text">
      <style:text-properties style:text-line-through-style="none" style:text-line-through-type="none" style:text-underline-style="none" style:text-blinking="false"/>
    </style:style>
    <style:style style:name="T12" style:family="text">
      <style:text-properties fo:font-style="normal" style:font-style-asian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0">Oliver Diamond</text:p>
        <text:p text:style-name="P19"/>
        <text:p text:style-name="P2">I am a full-stack (mostly JS: React &amp; Node) developer with a eclectic career. Experienced in approaches that emphasise small composable apps, devops, fast &amp; frequent delivery, clean code, and developer anarchy.</text:p>
        <text:p text:style-name="P7"/>
      </text:section>
      <text:section text:style-name="Sect2" text:name="Section1">
        <text:list xml:id="list1081020505" text:style-name="WWNum4">
          <text:list-item>
            <text:p text:style-name="P8">Current Position: Tes Software Engineer</text:p>
          </text:list-item>
          <text:list-item>
            <text:p text:style-name="P8">Specialisms: Node, React, Mongo, Microservices</text:p>
          </text:list-item>
          <text:list-item>
            <text:p text:style-name="P8">Passions: Linux, Functional, Devops, Spacemacs</text:p>
          </text:list-item>
          <text:list-item>
            <text:p text:style-name="P8">Physics, 2:1, Imperial College London (specialism: Computational Simulations)</text:p>
          </text:list-item>
          <text:list-item>
            <text:p text:style-name="P8">Extensive experience outside programming: Finance, Politics, Media, Communications</text:p>
          </text:list-item>
        </text:list>
      </text:section>
      <text:section text:style-name="Sect1" text:name="Section2">
        <text:p text:style-name="P12">Background</text:p>
        <text:p text:style-name="P3">I have been <text:span text:style-name="T2">programming since I was 13 – building web MMORPGs with friends (</text:span><text:span text:style-name="T4">HTML &amp; PHP</text:span><text:span text:style-name="T2">) with 1000s of players. At university (</text:span><text:span text:style-name="T4">2:1 Physics</text:span><text:span text:style-name="T2">) I spent 2 years programming a bio-ecosystem simulation (</text:span><text:span text:style-name="T4">C++, OO design</text:span><text:span text:style-name="T2">). </text:span></text:p>
        <text:p text:style-name="P3"><text:span text:style-name="T2">Not always a programmer though, I have worked in politics, film production, TV &amp; theatre development, and finance. However, </text:span><text:span text:style-name="T3">I pushed and built tech solutions in all of these industries</text:span><text:span text:style-name="T2"> from simple web apps (</text:span><text:span text:style-name="T4">Node, Python, Ruby</text:span><text:span text:style-name="T2">), to finance &amp; news analysis apps (</text:span><text:span text:style-name="T4">Java</text:span><text:span text:style-name="T2">). I trained and then worked for a top dev bootcamp, </text:span><text:span text:style-name="T3">focussing on professional full-stack skills and modern methodologies</text:span><text:span text:style-name="T2">.</text:span></text:p>
        <text:p text:style-name="P3"><text:span text:style-name="T2">Currently I work for Tes (formerly the Times Education Supplement) and (most recently) for HSBC and Makers Academy. I’ve worked predominantly with the latest Javascript technologies, pushing the following philosphies: </text:span><text:span text:style-name="T3">devops, agile, microservices architectures, continuous delivery, constant retrospection and developer anarchy</text:span><text:span text:style-name="T2">, whilst always focussing on releasing value to clients.</text:span></text:p>
        <text:p text:style-name="P12">Skills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4"><text:span text:style-name="T6">Programming:</text:span></text:p>
              <text:list xml:id="list2986483533" text:style-name="WWNum1">
                <text:list-item>
                  <text:p text:style-name="P9"><text:span text:style-name="T7">JavaScript (Latest ES, Node, React, Express, Dojo, JQuery, RxJS, Selenium) 6+ yrs</text:span></text:p>
                </text:list-item>
                <text:list-item>
                  <text:p text:style-name="P9"><text:span text:style-name="T7">Clojure (Compojure) 1+ yrs</text:span></text:p>
                </text:list-item>
                <text:list-item>
                  <text:p text:style-name="P9"><text:span text:style-name="T7">Java (Android, Spring) 2+ yrs</text:span></text:p>
                </text:list-item>
                <text:list-item>
                  <text:p text:style-name="P9"><text:span text:style-name="T7">Ruby (Rails), Python (Django)</text:span></text:p>
                </text:list-item>
                <text:list-item>
                  <text:p text:style-name="P9"><text:span text:style-name="T7">C++</text:span></text:p>
                </text:list-item>
                <text:list-item>
                  <text:p text:style-name="P9"><text:span text:style-name="T7">CSS, SCSS</text:span></text:p>
                </text:list-item>
                <text:list-item>
                  <text:p text:style-name="P9"><text:span text:style-name="T7">DB (MySQL, PostgreSQL, Mongo)</text:span></text:p>
                </text:list-item>
              </text:list>
            </table:table-cell>
            <table:table-cell table:style-name="Table1.A1" office:value-type="string">
              <text:p text:style-name="P5"><text:span text:style-name="T6">Delivery/Ops:</text:span></text:p>
              <text:list xml:id="list1598277750" text:style-name="WWNum2">
                <text:list-item>
                  <text:p text:style-name="P10"><text:span text:style-name="T7">Microservices (Docker, RabbitMQ, Kubernetes, AWS)</text:span></text:p>
                </text:list-item>
                <text:list-item>
                  <text:p text:style-name="P10"><text:span text:style-name="T7">Continuous Delivery (Jenkins, TeamCity, Heroku)</text:span></text:p>
                </text:list-item>
                <text:list-item>
                  <text:p text:style-name="P10"><text:span text:style-name="T7">Version control: Git, RTC</text:span></text:p>
                </text:list-item>
                <text:list-item>
                  <text:p text:style-name="P10"><text:span text:style-name="T7">Linux (Redhat, Debian, Ubuntu)</text:span></text:p>
                </text:list-item>
                <text:list-item>
                  <text:p text:style-name="P10"><text:span text:style-name="T7">Networking (DNS, TCP/IP, HTTPS)</text:span></text:p>
                </text:list-item>
                <text:list-item>
                  <text:p text:style-name="P10"><text:span text:style-name="T7">Spacemacs (Emacs + Vim), Eclipse, IntelliJ, Android Studio</text:span></text:p>
                </text:list-item>
              </text:list>
            </table:table-cell>
            <table:table-cell table:style-name="Table1.A1" office:value-type="string">
              <text:p text:style-name="P5"><text:span text:style-name="T6">Methodologies:</text:span></text:p>
              <text:list xml:id="list3443796223" text:style-name="WWNum3">
                <text:list-item>
                  <text:p text:style-name="P11">Devops (Fast release cycles)</text:p>
                </text:list-item>
                <text:list-item>
                  <text:p text:style-name="P11">Agile (lots of retrospecting)</text:p>
                </text:list-item>
                <text:list-item>
                  <text:p text:style-name="P11">Test Driven Development</text:p>
                </text:list-item>
                <text:list-item>
                  <text:p text:style-name="P11">Behaviour Driven Development</text:p>
                </text:list-item>
                <text:list-item>
                  <text:p text:style-name="P11">Pair Programming</text:p>
                </text:list-item>
                <text:list-item>
                  <text:p text:style-name="P11">Microservices Architectures</text:p>
                </text:list-item>
              </text:list>
            </table:table-cell>
          </table:table-row>
        </table:table>
        <text:p text:style-name="P15">Other Expertise</text:p>
        <text:p text:style-name="P3"><text:span text:style-name="T6">Government: </text:span>I have 8 years experience across Government, public policy, and the digital &amp; creative industries. I became leader of a Minister’s Parliamentary Office, and I continue to support a political network that I helped to found. </text:p>
        <text:p text:style-name="P3"><text:span text:style-name="T6">Finance: </text:span>Aside from my tech work in HSBC’s FX department, I have also worked in a credit-trading hedge fund, a Chinese event-driven brokerage, and a corporate finance boutique (<text:bookmark-start text:name="__DdeLink__278_3723179229"/>analysing<text:bookmark-end text:name="__DdeLink__278_3723179229"/> media and tech investments).</text:p>
        <text:p text:style-name="P3"><text:span text:style-name="T6">Communications: </text:span>I have worked on public policy campaigns, in political communications, and in film &amp; theatre marketing. I have written articles for national newspapers, press releases for a Minister of State, and organised political conferences.</text:p>
        <text:p text:style-name="P12">Work History</text:p>
        <text:p text:style-name="P13">Tes Engineering (Oct 2017 - Present)<text:span text:style-name="T8"> | SOFTWARE ENGINEER</text:span></text:p>
        <text:p text:style-name="P3"><text:span text:style-name="T1">An old company (~100 years), Tes provide teaching resources and solutions. Now that ‘online’ is the focus of the business, we have recently ungone a massive update to our engineering department.</text:span></text:p>
        <text:p text:style-name="P3"><text:span text:style-name="T1">We’re now almost totally microservices, with a JS stack (React, Node, Mongo, funcational design), everything is Dockerised and runs on AWS. </text:span></text:p>
        <text:p text:style-name="P3"><text:bookmark text:name="__DdeLink__209_1138381722"/><text:span text:style-name="T1">We embrace continuous &amp; fast delivery, agile, devops, open-source, developer anarchy, tiny teams (2-4), remote first, <text:s/>frequent retrospection, hackdays, and a focus on team building and the education of junior developers. </text:span></text:p>
        <text:p text:style-name="P14">HSBC GFX (Dec 2016 – Sept 2017)<text:span text:style-name="T8"> | DIGITAL TRANSFORMATION SOFTWARE DEVELOPER</text:span></text:p>
        <text:p text:style-name="P3">My team of 6 delivered a suite of microservices in Clojure and ES6 and patched them into a legacy Java 6 / Dojo.js monolith.</text:p>
        <text:p text:style-name="P3">We worked from within the modernising, agile-embracing, daily-delivering, foriegn-exchange department of the investment bank, to bring their products into HSBCnet, one of the world’s most used commercial payment applications, developed on a quarterly release cycle, with manual testing, and old SDLCs - straddling the politics of the 2 worlds.</text:p>
        <text:p text:style-name="P14"><text:soft-page-break/>Makers Academy (May 2016 – Sept 2017) <text:span text:style-name="T1">| </text:span><text:span text:style-name="T8">SOFTWARE ENGINEERING CONSULTANT</text:span></text:p>
        <text:p text:style-name="P3">I was involved from the beginning in Makers Academy’s consultancy arm. I had a remit to work on Makers’ education-based platform (Ruby on Rails) when not with a corporate partner (HSBC, Tek Systems, &amp; Allegis Group). True to the MA spirit, I also completed the Makers Academy course - a bootcamp focussing on professional programming best practices (Agile, TDD, BDD, Pair Programming and the philosphies of Sandi Metz, Robert C Martin &amp; Fred George).</text:p>
        <text:p text:style-name="P14">Bob &amp; Co (Nov 2014 – May 2016)<text:span text:style-name="T1"> | </text:span><text:span text:style-name="T8">HEAD OF DIGITAL AND COMMUNICATIONS</text:span></text:p>
        <text:p text:style-name="P3">A small media (film, TV, theatre) developer, and financier. I ran the technological, research &amp; communication efforts. I also built (and maintained) the company website (single-handed), and other applications (Java &amp; JS) for their partners &amp; subsidiaries.</text:p>
        <text:p text:style-name="P3">I later became Acting Director of Operations during a staff maternity leave, tasked with extensive audit and efficiency efforts in the IT, telecoms, and other office admin budgets.</text:p>
        <text:p text:style-name="P14">SUMS Film &amp; Media (Aug 2015 – Dec 2015) <text:span text:style-name="T1">| </text:span><text:span text:style-name="T8">DIGITAL &amp; TECHNOLOGY CONSULTANT</text:span></text:p>
        <text:p text:style-name="P3">An independent film producer. I directly advised the Cheif Executive on their projects’ digital strategies (see <text:a xlink:type="simple" xlink:href="http://www.imdb.com/name/nm5829457/" text:style-name="Internet_20_link" text:visited-style-name="Visited_20_Internet_20_Link"><text:span text:style-name="T9">IMDB</text:span></text:a><text:span text:style-name="T11"> ← I’m three clicks from Tom Cruise</text:span>). I worked on various applications, including marketing websites (<text:span text:style-name="T7">PHP</text:span>).</text:p>
        <text:p text:style-name="P14">North Square Blue Oak (Jan 2014 – Mar 2014)<text:span text:style-name="T1"> | </text:span><text:span text:style-name="T8">SABBATICAL ANALYST</text:span></text:p>
        <text:p text:style-name="P3">A brokerage and corporate finance boutique, assessing new corporate finance opportunities in the digital sectors. The company drew heavily on my technological expertise in assessing potential investments.</text:p>
        <text:p text:style-name="P14">CQS Asset Management (Feb 2013 – Mar 2013)<text:span text:style-name="T1"> | </text:span><text:span text:style-name="T8">MARGINS DEPT ANALYST &amp; DEVELOPMENT INTERN</text:span></text:p>
        <text:p text:style-name="P3">A $13bn credit hedge fund: in liability management analysis with collateral specialists (creating an app to <text:s/>assess marginal risks); and also with the strategic IT team, developing a credit price monitoring application (<text:span text:style-name="T7">C#</text:span>).</text:p>
        <text:p text:style-name="P14">Office of the Digital &amp; Cultural Minister (Nov 2008 – Nov 2014) <text:span text:style-name="T1">| </text:span><text:span text:style-name="T8">SENIOR PARLIAMENTARY ADVISOR</text:span></text:p>
        <text:p text:style-name="P3">I managed the Parliamentary Office of Rt. Hon. Ed Vaizey MP from the date of his Ministerial appointment. I oversaw the running of the office, interviewing, training and managing all junior staff. I worked on campaigns such as improving Wifi provision in public libraries and bringing coding into the national curriculum. </text:p>
        <text:p text:style-name="P3">Aside from working on digital &amp; media policy, I was given a wide remit and free-reign within the office, so I often <text:s/>programmed solutions to office problems, developing wordpress applications (<text:span text:style-name="T7">PHP</text:span>) for websites and databasing needs, and MS Access applications for automating emails and training.</text:p>
        <text:p text:style-name="P12">Education</text:p>
        <text:p text:style-name="P16"><text:span text:style-name="Strong_20_Emphasis">Physics 2:1 (BSc &amp; ARCS): Imperial College London (Oct 2005 - July 2008)</text:span></text:p>
        <text:p text:style-name="P3">I focussed on computational simulations, astrophysics, plasma physics, and the practicalities of nuclear fusion energy as a future energy source. </text:p>
        <text:p text:style-name="P21"><text:span text:style-name="T6">Final Year Degree Project</text:span> <text:span text:style-name="T12">(</text:span>C++<text:span text:style-name="T12">)</text:span></text:p>
        <text:p text:style-name="P21">I received 93% for an computer simulation investigation into the process of evolution. I wrote the program from scratch, modelling biological systems. I was praised particularly for analysing great amounts of data, spotting patterns and anomalies, presenting them accessibly and quantifying the results in a manner that the department had never seen before.</text:p>
        <text:p text:style-name="P12"><text:bookmark text:name="interests"/>Other Interests</text:p>
        <text:p text:style-name="P13">CACIN – The Political Creative Industries Network (2008 – 2017)<text:span text:style-name="T1"> | </text:span><text:span text:style-name="Emphasis"><text:span text:style-name="T1">DIRECTOR</text:span></text:span></text:p>
        <text:p text:style-name="P1">I developed and maintained relationships with many key players in the tech &amp; creative sectors on behalf Damian Collins MP, the Rt Hon Minister Ed Vaizey MP, and the Conservative Party HQ. I ran regular panels, drinks receptions and conferences across the UK, focussing on issues from the digital single market to diversity in the media.</text:p>
        <text:p text:style-name="P17"><text:span text:style-name="Strong_20_Emphasis">The Digital Bazaar, Tate South Lambeth Library</text:span> (2009 – 2013) <text:span text:style-name="T1">| </text:span><text:span text:style-name="Emphasis"><text:span text:style-name="T1">FOUNDING VOLUNTEER &amp; IT EXPERT</text:span></text:span></text:p>
        <text:p text:style-name="P1">Taught basic computer, smartphone and other technology use to struggling members of the Lambeth community (many of whom did not have English as a first language). Runners-up for the CILIP Libraries Change Lives Award 2012.</text:p>
        <text:p text:style-name="P18"/>
        <text:p text:style-name="P18"/>
        <text:p text:style-name="P1"><text:span text:style-name="T6">Music</text:span> - I have an <text:span text:style-name="T5">intensely</text:span> musical education. A music scholarship took me through secondary school. I sang in Christ Church Cathedral Choir, Oxford (we sang the credits to Blackadder and Vicar of Dibley; we performed in front of HM the queen; and we toured the USA, Japan, Germany, France, and Brazil). I also played the Saxophone, Violin, Piano, and guitar.</text:p>
        <text:p text:style-name="P1"><text:span text:style-name="T6">Cooking</text:span><text:span text:style-name="T1"> - </text:span><text:bookmark-start text:name="__DdeLink__277_2911712808"/><text:span text:style-name="T1">I love c</text:span>ooking and spend a great deal of time in the kitchen. I have been paid to cook at events. And my recipes are popular on <text:bookmark-end text:name="__DdeLink__277_2911712808"/><text:a xlink:type="simple" xlink:href="http://instagram.com/diamondoliver" text:style-name="Internet_20_link" text:visited-style-name="Visited_20_Internet_20_Link"><text:span text:style-name="T10">Instagram</text:span></text:a>.</text:p>
        <text:p text:style-name="P1"><text:span text:style-name="T6">Tennis</text:span> - I play regularly with a variety of partners and am coached professionally.</text:p>
      </text:section>
      <text:section text:style-name="Sect1" text:name="Section3"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0" svg:font-family="0"/>
    <style:font-face style:name="Albany" svg:font-family="Albany" style:font-family-generic="roman" style:font-pitch="variable"/>
    <style:font-face style:name="Droid Sans1" svg:font-family="'Droid Sans'" style:font-family-generic="roman" style:font-pitch="variable"/>
    <style:font-face style:name="Helvetica Neue" svg:font-family="'Helvetica Neue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inherit1" svg:font-family="inherit" style:font-family-generic="roman" style:font-pitch="variable"/>
    <style:font-face style:name="monospace" svg:font-family="monospace" style:font-family-generic="roman" style:font-pitch="variable"/>
    <style:font-face style:name="Droid Sans" svg:font-family="'Droid Sans'" style:font-family-generic="swiss" style:font-pitch="variable"/>
    <style:font-face style:name="inherit" svg:font-family="inherit" style:font-family-generic="swiss" style:font-pitch="variable"/>
    <style:font-face style:name="Droid Sans2" svg:font-family="'Droid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499cm" loext:contextual-spacing="false" fo:line-height="100%" fo:text-align="start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14pt" fo:language="en" fo:country="GB" style:letter-kerning="true" style:font-name-asian="Liberation Serif1" style:font-family-asian="'Liberation Serif'" style:font-family-generic-asian="system" style:font-pitch-asian="variable" style:font-size-asian="14pt" style:language-asian="hi" style:country-asian="IN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54cm" loext:contextual-spacing="false" fo:line-height="115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3cm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12pt" fo:language="en" fo:country="GB" fo:font-style="italic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top="0.4cm" fo:margin-bottom="0.101cm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Droid Sans" fo:font-family="'Droid Sans'" style:font-family-generic="swiss" style:font-pitch="variable" fo:font-size="11pt" fo:language="en" fo:country="GB" fo:font-weight="bold" style:letter-kerning="true" style:font-name-asian="Liberation Serif1" style:font-family-asian="'Liberation Serif'" style:font-family-generic-asian="system" style:font-pitch-asian="variable" style:font-size-asian="11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top="0.406cm" fo:margin-bottom="0.025cm" loext:contextual-spacing="true" fo:line-height="115%" fo:text-align="start" style:justify-single-word="false" fo:orphans="0" fo:widows="0" fo:hyphenation-ladder-count="no-limit" fo:keep-with-next="always" style:writing-mode="lr-tb"/>
      <style:text-properties fo:font-variant="normal" fo:text-transform="none" fo:color="#000000" style:font-name="Droid Sans" fo:font-family="'Droid Sans'" style:font-family-generic="swiss" style:font-pitch="variable" fo:font-size="8pt" fo:letter-spacing="0.018cm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eading_20_3" style:display-name="Heading 3" style:family="paragraph" style:parent-style-name="Heading" style:default-outline-level="" style:class="text">
      <style:paragraph-properties fo:margin-top="0cm" fo:margin-bottom="0.15cm" loext:contextual-spacing="true" fo:line-height="100%" fo:text-align="start" style:justify-single-word="false" fo:orphans="0" fo:widows="0" fo:hyphenation-ladder-count="no-limit" fo:keep-with-next="always" style:writing-mode="lr-tb"/>
      <style:text-properties fo:font-variant="small-caps" fo:color="#333333" style:font-name="inherit" fo:font-family="inherit" style:font-family-generic="swiss" style:font-pitch="variable" fo:font-size="9pt" fo:language="en" fo:country="GB" fo:font-style="italic" fo:font-weight="bold" style:letter-kerning="true" style:font-name-asian="Liberation Serif1" style:font-family-asian="'Liberation Serif'" style:font-family-generic-asian="system" style:font-pitch-asian="variable" style:font-size-asian="9pt" style:language-asian="hi" style:country-asian="IN" style:font-style-asian="italic" style:font-weight-asian="bold" fo:hyphenate="false" fo:hyphenation-remain-char-count="2" fo:hyphenation-push-char-count="2"/>
    </style:style>
    <style:style style:name="Heading_20_4" style:display-name="Heading 4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12pt" fo:language="en" fo:country="GB" fo:font-weight="bold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weight-asian="bold" fo:hyphenate="false" fo:hyphenation-remain-char-count="2" fo:hyphenation-push-char-count="2"/>
    </style:style>
    <style:style style:name="Heading_20_5" style:display-name="Heading 5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Heading_20_6" style:display-name="Heading 6" style:family="paragraph" style:parent-style-name="Heading" style:default-outline-level="" style:class="text">
      <style:paragraph-properties fo:margin-top="0.242cm" fo:margin-bottom="0.242cm" loext:contextual-spacing="false" fo:line-height="110%" fo:text-align="start" style:justify-single-word="false" fo:orphans="0" fo:widows="0" fo:hyphenation-ladder-count="no-limit" fo:keep-with-next="always" style:writing-mode="lr-tb"/>
      <style:text-properties fo:color="#333333" style:font-name="inherit" fo:font-family="inherit" style:font-family-generic="swiss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fo:line-height="100%" fo:text-align="start" style:justify-single-word="false" fo:orphans="0" fo:widows="0" fo:hyphenation-ladder-count="no-limit" style:border-line-width-bottom="0.009cm 0.009cm 0.009cm" fo:padding="0cm" fo:border-left="none" fo:border-right="none" fo:border-top="none" fo:border-bottom="0.74pt double #808080" style:writing-mode="lr-tb"/>
      <style:text-properties fo:color="#333333" style:font-name="Helvetica Neue" fo:font-family="'Helvetica Neue'" style:font-family-generic="roman" style:font-pitch="variable" fo:font-size="6pt" fo:language="en" fo:country="GB" style:letter-kerning="true" style:font-name-asian="Liberation Serif1" style:font-family-asian="'Liberation Serif'" style:font-family-generic-asian="system" style:font-pitch-asian="variable" style:font-size-asian="6pt" style:language-asian="hi" style:country-asian="IN" fo:hyphenate="false" fo:hyphenation-remain-char-count="2" fo:hyphenation-push-char-count="2"/>
    </style:style>
    <style:style style:name="Sen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/>
      <style:text-properties fo:color="#333333" style:font-name="Helvetica Neue" fo:font-family="'Helvetica Neue'" style:font-family-generic="roman" style:font-pitch="variable" fo:font-size="9.5pt" fo:language="en" fo:country="GB" fo:font-style="italic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Text_20_body" style:default-outline-level="" style:class="extra">
      <style:paragraph-properties fo:margin-top="0cm" fo:margin-bottom="0.3cm" loext:contextual-spacing="false" fo:line-height="100%" fo:text-align="justify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line-height="100%" fo:text-align="start" style:justify-single-word="false" fo:orphans="0" fo:widows="0" fo:hyphenation-ladder-count="no-limit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line-height="100%" fo:text-align="start" style:justify-single-word="false" fo:orphans="0" fo:widows="0" fo:hyphenation-ladder-count="no-limit" style:writing-mode="lr-tb"/>
      <style:text-properties fo:color="#333333" style:font-name="monospace" fo:font-family="monospace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line-height="140%" fo:text-align="start" style:justify-single-word="false" fo:orphans="0" fo:widows="0" fo:hyphenation-ladder-count="no-limit" fo:text-indent="0cm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style:letter-kerning="true" style:font-name-asian="Liberation Serif1" style:font-family-asian="'Liberation Serif'" style:font-family-generic-asian="system" style:font-pitch-asian="variable" style:font-size-asian="9.5pt" style:language-asian="hi" style:country-asian="IN" fo:hyphenate="false" fo:hyphenation-remain-char-count="2" fo:hyphenation-push-char-count="2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line-height="140%" fo:text-align="start" style:justify-single-word="false" fo:orphans="0" fo:widows="0" fo:hyphenation-ladder-count="no-limit" fo:text-indent="0cm" style:auto-text-indent="false" style:writing-mode="lr-tb"/>
      <style:text-properties fo:color="#333333" style:font-name="Helvetica Neue" fo:font-family="'Helvetica Neue'" style:font-family-generic="roman" style:font-pitch="variable" fo:font-size="9.5pt" fo:language="en" fo:country="GB" fo:font-weight="bold" style:letter-kerning="true" style:font-name-asian="Liberation Serif1" style:font-family-asian="'Liberation Serif'" style:font-family-generic-asian="system" style:font-pitch-asian="variable" style:font-size-asian="9.5pt" style:language-asian="hi" style:country-asian="IN" style:font-weight-asian="bold" fo:hyphenate="false" fo:hyphenation-remain-char-count="2" fo:hyphenation-push-char-count="2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83cm" loext:contextual-spacing="false" fo:line-height="100%" fo:text-align="start" style:justify-single-word="false" fo:orphans="0" fo:widows="0" fo:hyphenation-ladder-count="no-limit" fo:text-indent="0cm" style:auto-text-indent="false" fo:padding-left="0.459cm" fo:padding-right="0cm" fo:padding-top="0cm" fo:padding-bottom="0cm" fo:border-left="3.26pt solid #eeeeee" fo:border-right="non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Quotations.pull-right" style:family="paragraph" style:parent-style-name="Quotations" style:default-outline-level="">
      <style:paragraph-properties fo:margin-left="1cm" fo:margin-right="1cm" fo:margin-top="0cm" fo:margin-bottom="0.483cm" loext:contextual-spacing="false" fo:line-height="100%" fo:text-align="end" style:justify-single-word="false" fo:orphans="0" fo:widows="0" fo:hyphenation-ladder-count="no-limit" fo:text-indent="0cm" style:auto-text-indent="false" fo:padding-left="0.459cm" fo:padding-right="0.353cm" fo:padding-top="0cm" fo:padding-bottom="0cm" fo:border-left="3.26pt solid #eeeeee" fo:border-right="3.26pt solid #eeeeee" fo:border-top="none" fo:border-bottom="none" style:writing-mode="lr-tb"/>
      <style:text-properties fo:color="#333333" style:font-name="Helvetica Neue" fo:font-family="'Helvetica Neue'" style:font-family-generic="roman" style:font-pitch="variable" fo:font-size="11.5pt" fo:language="en" fo:country="GB" style:letter-kerning="true" style:font-name-asian="Liberation Serif1" style:font-family-asian="'Liberation Serif'" style:font-family-generic-asian="system" style:font-pitch-asian="variable" style:font-size-asian="11.5pt" style:language-asian="hi" style:country-asian="IN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margin-top="0cm" fo:margin-bottom="0.3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pt" fo:language="en" fo:country="GB" fo:font-weight="bold" style:letter-kerning="true" style:font-name-asian="Liberation Serif1" style:font-family-asian="'Liberation Serif'" style:font-family-generic-asian="system" style:font-pitch-asian="variable" style:font-size-asian="8pt" style:language-asian="hi" style:country-asian="IN" style:font-weight-asian="bold" fo:hyphenate="false" fo:hyphenation-remain-char-count="2" fo:hyphenation-push-char-count="2"/>
    </style:style>
    <style:style style:name="Title" style:family="paragraph" style:parent-style-name="Heading" style:default-outline-level="" style:class="chapter">
      <style:paragraph-properties fo:margin-top="0.42cm" fo:margin-bottom="0cm" loext:contextual-spacing="false" fo:line-height="100%" fo:text-align="center" style:justify-single-word="false" fo:orphans="0" fo:widows="0" fo:hyphenation-ladder-count="no-limit" fo:keep-with-next="always" style:writing-mode="lr-tb"/>
      <style:text-properties fo:color="#333333" style:font-name="Albany" fo:font-family="Albany" style:font-family-generic="roman" style:font-pitch="variable" fo:font-size="28pt" fo:language="en" fo:country="GB" fo:font-weight="bold" style:letter-kerning="true" style:font-name-asian="Liberation Serif1" style:font-family-asian="'Liberation Serif'" style:font-family-generic-asian="system" style:font-pitch-asian="variable" style:font-size-asian="28pt" style:language-asian="hi" style:country-asian="IN" style:font-weight-asian="bold" fo:hyphenate="false" fo:hyphenation-remain-char-count="2" fo:hyphenation-push-char-count="2"/>
    </style:style>
    <style:style style:name="Subtitle" style:family="paragraph" style:parent-style-name="Text_20_body" style:default-outline-level="" style:class="chapter">
      <style:paragraph-properties fo:margin-top="0cm" fo:margin-bottom="0.499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8.5pt" fo:language="en" fo:country="GB" style:letter-kerning="true" style:font-name-asian="Liberation Serif1" style:font-family-asian="'Liberation Serif'" style:font-family-generic-asian="system" style:font-pitch-asian="variable" style:font-size-asian="8.5pt" style:language-asian="hi" style:country-asian="IN" fo:hyphenate="false" fo:hyphenation-remain-char-count="2" fo:hyphenation-push-char-count="2"/>
    </style:style>
    <style:style style:name="Endnote" style:family="paragraph" style:parent-style-name="Standard" style:default-outline-level="" style:class="extra">
      <style:paragraph-properties fo:margin-left="0.598cm" fo:margin-right="0cm" fo:line-height="100%" fo:text-align="start" style:justify-single-word="false" fo:orphans="0" fo:widows="0" fo:hyphenation-ladder-count="no-limit" fo:text-indent="-0.598cm" style:auto-text-indent="false" style:writing-mode="lr-tb"/>
      <style:text-properties fo:color="#333333" style:font-name="Helvetica Neue" fo:font-family="'Helvetica Neue'" style:font-family-generic="roman" style:font-pitch="variable" fo:font-size="10pt" fo:language="en" fo:country="GB" style:letter-kerning="true" style:font-name-asian="Liberation Serif1" style:font-family-asian="'Liberation Serif'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Snippet" style:family="paragraph" style:parent-style-name="Text_20_body" style:default-outline-level="">
      <style:paragraph-properties fo:margin-left="2cm" fo:margin-right="2cm" fo:margin-top="0cm" fo:margin-bottom="0.101cm" loext:contextual-spacing="false" fo:line-height="100%" fo:text-align="center" style:justify-single-word="false" fo:orphans="0" fo:widows="0" fo:hyphenation-ladder-count="no-limit" fo:text-indent="0cm" style:auto-text-indent="false" fo:padding-left="0cm" fo:padding-right="0cm" fo:padding-top="0.176cm" fo:padding-bottom="0.176cm" fo:border-left="none" fo:border-right="none" fo:border-top="0.74pt solid #b2b2b2" fo:border-bottom="0.74pt solid #b2b2b2" style:writing-mode="lr-tb"/>
      <style:text-properties fo:color="#333333" style:font-name="inherit1" fo:font-family="inherit" style:font-family-generic="roman" style:font-pitch="variable" fo:font-size="7pt" fo:language="en" fo:country="GB" fo:font-style="italic" fo:font-weight="normal" style:letter-kerning="true" style:font-name-asian="Liberation Serif1" style:font-family-asian="'Liberation Serif'" style:font-family-generic-asian="system" style:font-pitch-asian="variable" style:font-size-asian="7pt" style:language-asian="hi" style:country-asian="IN" style:font-style-asian="italic" style:font-weight-asian="normal" fo:hyphenate="false" fo:hyphenation-remain-char-count="2" fo:hyphenation-push-char-count="2"/>
    </style:style>
    <style:style style:name="Marginalia" style:family="paragraph" style:parent-style-name="Text_20_body" style:default-outline-level="" style:class="text">
      <style:paragraph-properties fo:margin-left="4.001cm" fo:margin-right="0cm" fo:margin-top="0cm" fo:margin-bottom="0.3cm" loext:contextual-spacing="false" fo:line-height="100%" fo:text-align="justify" style:justify-single-word="false" fo:orphans="0" fo:widows="0" fo:hyphenation-ladder-count="no-limit" fo:text-indent="0cm" style:auto-text-indent="false" style:writing-mode="lr-tb"/>
      <style:text-properties fo:color="#333333" style:font-name="Droid Sans1" fo:font-family="'Droid Sans'" style:font-family-generic="roman" style:font-pitch="variable" fo:font-size="8pt" fo:language="en" fo:country="GB" style:letter-kerning="true" style:font-name-asian="Liberation Serif1" style:font-family-asian="'Liberation Serif'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Tiny" style:family="paragraph" style:parent-style-name="Text_20_body" style:default-outline-level="">
      <style:paragraph-properties fo:margin-top="0cm" fo:margin-bottom="0.3cm" loext:contextual-spacing="false" fo:line-height="100%" fo:text-align="center" style:justify-single-word="false" fo:orphans="0" fo:widows="0" fo:hyphenation-ladder-count="no-limit" style:writing-mode="lr-tb"/>
      <style:text-properties fo:color="#333333" style:font-name="Droid Sans1" fo:font-family="'Droid Sans'" style:font-family-generic="roman" style:font-pitch="variable" fo:font-size="7pt" fo:language="en" fo:country="GB" style:letter-kerning="true" style:font-name-asian="Liberation Serif1" style:font-family-asian="'Liberation Serif'" style:font-family-generic-asian="system" style:font-pitch-asian="variable" style:font-size-asian="7pt" style:language-asian="hi" style:country-asian="IN" fo:hyphenate="false" fo:hyphenation-remain-char-count="2" fo:hyphenation-push-char-count="2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337ab7" style:text-line-through-style="none" style:text-line-through-type="none" style:text-underline-style="none" style:text-blinking="false"/>
    </style:style>
    <style:style style:name="Strong_20_Emphasis" style:display-name="Strong Emphasis" style:family="text">
      <style:text-properties fo:font-weight="bold" style:font-weight-asian="bold"/>
    </style:style>
    <style:style style:name="Definition" style:family="text">
      <style:text-properties fo:font-style="italic" style:font-style-asian="italic"/>
    </style:style>
    <style:style style:name="Source_20_Text" style:display-name="Source Text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User_20_Entry" style:display-name="User Entry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Example" style:family="text">
      <style:text-properties style:font-name="monospace" fo:font-family="monospace" style:font-family-generic="roman" style:font-pitch="variable" style:font-name-asian="monospace1" style:font-family-asian="monospace" style:font-family-generic-asian="system" style:font-pitch-asian="variable"/>
    </style:style>
    <style:style style:name="Visited_20_Internet_20_Link" style:display-name="Visited Internet Link" style:family="text">
      <style:text-properties fo:color="#337ab7" style:text-line-through-style="none" style:text-line-through-type="none" fo:language="zxx" fo:country="none" style:text-underline-style="none" style:text-blinking="false" style:language-asian="zxx" style:country-asian="none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0"/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0"/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0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0"/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0"/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0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0"/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0"/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0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liver Diamond</dc:title>
    <meta:initial-creator>O </meta:initial-creator>
    <dc:date>2018-02-01T12:54:34.866136485</dc:date>
    <meta:editing-duration>PT1M22S</meta:editing-duration>
    <meta:editing-cycles>1</meta:editing-cycles>
    <meta:generator>LibreOffice/5.4.2.2$Linux_X86_64 LibreOffice_project/40m0$Build-2</meta:generator>
    <meta:document-statistic meta:table-count="1" meta:image-count="0" meta:object-count="0" meta:page-count="2" meta:paragraph-count="73" meta:word-count="1324" meta:character-count="8601" meta:non-whitespace-character-count="7354"/>
  </office:meta>
</office:document-meta>
</file>